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Ubuntu" fo:font-size="14pt" fo:language="uk" fo:country="UA" officeooo:paragraph-rsid="0019ce00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Ubuntu" fo:font-size="14pt" fo:language="uk" fo:country="UA" officeooo:paragraph-rsid="0019ce00" style:font-size-asian="14pt" style:font-size-complex="14pt"/>
    </style:style>
    <style:style style:name="P3" style:family="paragraph" style:parent-style-name="Standard">
      <style:text-properties style:font-name="Ubuntu" fo:font-size="14pt" fo:language="uk" fo:country="UA" officeooo:paragraph-rsid="0019ce00" style:font-size-asian="14pt" style:font-size-complex="14pt"/>
    </style:style>
    <style:style style:name="P4" style:family="paragraph" style:parent-style-name="Standard">
      <style:text-properties style:font-name="Ubuntu" fo:font-size="14pt" fo:language="uk" fo:country="UA" officeooo:paragraph-rsid="001cb102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Ubuntu" fo:font-size="14pt" fo:language="uk" fo:country="UA" fo:font-weight="bold" officeooo:paragraph-rsid="0019ce0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fo:language="uk" fo:country="UA" fo:font-weight="bold" officeooo:paragraph-rsid="0019ce0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Ubuntu" fo:font-size="14pt" fo:language="uk" fo:country="UA" fo:font-weight="bold" officeooo:rsid="00293930" officeooo:paragraph-rsid="00293930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Ubuntu" fo:font-size="14pt" fo:language="ru" fo:country="RU" officeooo:paragraph-rsid="0019ce00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fo:language="ru" fo:country="RU" officeooo:paragraph-rsid="0019ce00" style:font-size-asian="14pt" style:font-size-complex="14pt"/>
    </style:style>
    <style:style style:name="P10" style:family="paragraph" style:parent-style-name="Subtitle">
      <style:paragraph-properties fo:orphans="0" fo:widows="0"/>
      <style:text-properties style:font-name="Ubuntu" fo:font-size="14pt" fo:font-weight="normal" officeooo:paragraph-rsid="0019ce00" style:font-size-asian="14pt" style:font-weight-asian="normal" style:font-size-complex="10.5pt" style:font-weight-complex="bold"/>
    </style:style>
    <style:style style:name="P11" style:family="paragraph" style:parent-style-name="Text_20_body">
      <style:text-properties style:font-name="Ubuntu" fo:font-size="14pt" fo:font-weight="normal" officeooo:rsid="0024716d" officeooo:paragraph-rsid="0024716d" style:font-size-asian="14pt" style:font-weight-asian="normal" style:font-size-complex="14pt" style:font-weight-complex="normal"/>
    </style:style>
    <style:style style:name="P12" style:family="paragraph" style:parent-style-name="Text_20_body">
      <style:text-properties style:font-name="Ubuntu" fo:font-size="14pt" fo:font-weight="normal" officeooo:rsid="0024716d" officeooo:paragraph-rsid="00313d00" style:font-size-asian="14pt" style:font-weight-asian="normal" style:font-size-complex="14pt" style:font-weight-complex="normal"/>
    </style:style>
    <style:style style:name="P13" style:family="paragraph" style:parent-style-name="Text_20_body">
      <style:text-properties style:font-name="Ubuntu" fo:font-size="14pt" fo:font-weight="normal" officeooo:rsid="0024716d" officeooo:paragraph-rsid="0031e3fd" style:font-size-asian="14pt" style:font-weight-asian="normal" style:font-size-complex="14pt" style:font-weight-complex="normal"/>
    </style:style>
    <style:style style:name="P14" style:family="paragraph" style:parent-style-name="Text_20_body">
      <style:text-properties style:font-name="Ubuntu" fo:font-size="14pt" fo:font-weight="normal" officeooo:rsid="002c3dcb" officeooo:paragraph-rsid="0024716d" style:font-size-asian="14pt" style:font-weight-asian="normal" style:font-size-complex="14pt" style:font-weight-complex="normal"/>
    </style:style>
    <style:style style:name="P15" style:family="paragraph" style:parent-style-name="Text_20_body">
      <style:text-properties style:font-name="Ubuntu" fo:font-size="14pt" fo:font-weight="bold" officeooo:rsid="0024716d" officeooo:paragraph-rsid="0024716d" style:font-size-asian="14pt" style:font-weight-asian="bold" style:font-size-complex="14pt" style:font-weight-complex="bold"/>
    </style:style>
    <style:style style:name="P16" style:family="paragraph" style:parent-style-name="Text_20_body">
      <style:text-properties style:font-name="Ubuntu" fo:font-size="14pt" fo:font-weight="bold" officeooo:rsid="0024716d" officeooo:paragraph-rsid="00313d00" style:font-size-asian="14pt" style:font-weight-asian="bold" style:font-size-complex="14pt" style:font-weight-complex="bold"/>
    </style:style>
    <style:style style:name="P17" style:family="paragraph" style:parent-style-name="Text_20_body">
      <style:text-properties style:font-name="Ubuntu" fo:font-size="14pt" fo:font-weight="bold" officeooo:rsid="0024716d" officeooo:paragraph-rsid="0031e3fd" style:font-size-asian="14pt" style:font-weight-asian="bold" style:font-size-complex="14pt" style:font-weight-complex="bold"/>
    </style:style>
    <style:style style:name="P18" style:family="paragraph" style:parent-style-name="Text_20_body">
      <style:text-properties style:font-name="Ubuntu" fo:font-size="14pt" fo:font-weight="bold" officeooo:rsid="002c3dcb" officeooo:paragraph-rsid="0024716d" style:font-size-asian="14pt" style:font-weight-asian="bold" style:font-size-complex="14pt" style:font-weight-complex="bold"/>
    </style:style>
    <style:style style:name="P19" style:family="paragraph" style:parent-style-name="Subtitle">
      <style:paragraph-properties fo:text-align="start" style:justify-single-word="false" fo:orphans="0" fo:widows="0"/>
      <style:text-properties style:font-name="Ubuntu" fo:font-size="14pt" fo:font-weight="bold" officeooo:rsid="00377f86" officeooo:paragraph-rsid="00377f86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style:font-name="Ubuntu" officeooo:paragraph-rsid="0019ce00"/>
    </style:style>
    <style:style style:name="P21" style:family="paragraph" style:parent-style-name="Standard">
      <style:paragraph-properties fo:text-align="center" style:justify-single-word="false"/>
      <style:text-properties style:font-name="Ubuntu" officeooo:paragraph-rsid="0019ce00"/>
    </style:style>
    <style:style style:name="P22" style:family="paragraph" style:parent-style-name="Subtitle">
      <style:paragraph-properties fo:orphans="0" fo:widows="0"/>
      <style:text-properties fo:font-variant="normal" fo:text-transform="none" fo:color="#000000" loext:opacity="100%" style:text-line-through-style="none" style:text-line-through-type="none" style:font-name="Ubuntu" fo:font-size="14pt" fo:font-style="normal" style:text-underline-style="none" fo:font-weight="normal" officeooo:rsid="0019ce00" officeooo:paragraph-rsid="0019ce00" style:text-blinking="false" fo:background-color="transparent" style:font-size-asian="14pt" style:font-weight-asian="normal" style:font-size-complex="10.5pt" style:font-weight-complex="bold"/>
    </style:style>
    <style:style style:name="P23" style:family="paragraph" style:parent-style-name="Subtitle">
      <style:paragraph-properties fo:text-align="start" style:justify-single-word="false" fo:orphans="0" fo:widows="0"/>
      <style:text-properties fo:font-variant="normal" fo:text-transform="none" fo:color="#000000" loext:opacity="100%" style:text-line-through-style="none" style:text-line-through-type="none" style:font-name="Ubuntu" fo:font-size="14pt" fo:language="uk" fo:country="UA" fo:font-style="normal" style:text-underline-style="none" fo:font-weight="normal" officeooo:rsid="0019ce00" officeooo:paragraph-rsid="0019ce00" style:text-blinking="false" fo:background-color="transparent" style:font-size-asian="14pt" style:font-weight-asian="normal" style:font-size-complex="10.5pt" style:font-weight-complex="bold"/>
    </style:style>
    <style:style style:name="P24" style:family="paragraph" style:parent-style-name="Subtitle">
      <style:paragraph-properties fo:text-align="start" style:justify-single-word="false" fo:orphans="0" fo:widows="0"/>
      <style:text-properties fo:font-variant="normal" fo:text-transform="none" fo:color="#000000" loext:opacity="100%" style:text-line-through-style="none" style:text-line-through-type="none" style:font-name="Ubuntu" fo:font-size="14pt" fo:language="uk" fo:country="UA" fo:font-style="normal" style:text-underline-style="none" fo:font-weight="bold" officeooo:rsid="0019ce00" officeooo:paragraph-rsid="0019ce00" style:text-blinking="false" fo:background-color="transparent" style:font-size-asian="14pt" style:font-weight-asian="bold" style:font-size-complex="10.5pt" style:font-weight-complex="bold"/>
    </style:style>
    <style:style style:name="P25" style:family="paragraph" style:parent-style-name="Preformatted_20_Text">
      <style:text-properties officeooo:paragraph-rsid="003479d3"/>
    </style:style>
    <style:style style:name="P26" style:family="paragraph" style:parent-style-name="Subtitle">
      <style:paragraph-properties fo:text-align="start" style:justify-single-word="false" fo:orphans="0" fo:widows="0"/>
      <style:text-properties style:font-name="Ubuntu" fo:font-size="14pt" fo:font-weight="bold" officeooo:rsid="0024716d" officeooo:paragraph-rsid="00377f86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Ubuntu" fo:font-size="14pt" fo:language="uk" fo:country="UA" fo:font-weight="bold" officeooo:paragraph-rsid="0019ce00" style:font-size-asian="14pt" style:font-weight-asian="bold" style:font-size-complex="14pt" style:font-weight-complex="bold"/>
    </style:style>
    <style:style style:name="T1" style:family="text">
      <style:text-properties fo:font-size="14pt" fo:language="ru" fo:country="RU" style:font-size-asian="14pt" style:font-size-complex="14pt"/>
    </style:style>
    <style:style style:name="T2" style:family="text">
      <style:text-properties fo:font-size="14pt" fo:language="ru" fo:country="RU" officeooo:rsid="00293930" style:font-size-asian="14pt" style:font-size-complex="14pt"/>
    </style:style>
    <style:style style:name="T3" style:family="text">
      <style:text-properties fo:font-size="14pt" fo:language="ru" fo:country="RU" officeooo:rsid="003b6435" style:font-size-asian="14pt" style:font-size-complex="14pt"/>
    </style:style>
    <style:style style:name="T4" style:family="text">
      <style:text-properties fo:font-size="14pt" fo:language="uk" fo:country="UA" style:font-size-asian="14pt" style:font-size-complex="14pt"/>
    </style:style>
    <style:style style:name="T5" style:family="text">
      <style:text-properties fo:font-size="14pt" fo:language="uk" fo:country="UA" officeooo:rsid="0002b0b8" style:font-size-asian="14pt" style:font-size-complex="14pt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9ce00"/>
    </style:style>
    <style:style style:name="T8" style:family="text">
      <style:text-properties officeooo:rsid="0019ce00"/>
    </style:style>
    <style:style style:name="T9" style:family="text">
      <style:text-properties officeooo:rsid="0002b0b8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13d00" style:font-weight-asian="normal" style:font-weight-complex="normal"/>
    </style:style>
    <style:style style:name="T12" style:family="text">
      <style:text-properties fo:font-weight="normal" officeooo:rsid="0031e3fd" style:font-weight-asian="normal" style:font-weight-complex="normal"/>
    </style:style>
    <style:style style:name="T13" style:family="text">
      <style:text-properties officeooo:rsid="00293930"/>
    </style:style>
    <style:style style:name="T14" style:family="text">
      <style:text-properties officeooo:rsid="00313d00"/>
    </style:style>
    <style:style style:name="T15" style:family="text">
      <style:text-properties officeooo:rsid="003479d3"/>
    </style:style>
    <style:style style:name="T16" style:family="text">
      <style:text-properties officeooo:rsid="003b64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іністерство освіти і науки України</text:p>
      <text:p text:style-name="P8">Національний технічний університет України</text:p>
      <text:p text:style-name="P8">“Київський політехнічний інститут”</text:p>
      <text:p text:style-name="P8">Факультет інформатики та обчислювальної техніки</text:p>
      <text:p text:style-name="P8">Кафедра інформатики та програмної інженерії</text:p>
      <text:p text:style-name="P8"/>
      <text:p text:style-name="P8"/>
      <text:p text:style-name="P8"/>
      <text:p text:style-name="P8"/>
      <text:p text:style-name="P8">ЗВІТ</text:p>
      <text:p text:style-name="P20"><text:span text:style-name="T1">про виконання </text:span><text:span text:style-name="T4">лабораторної роботи </text:span><text:span text:style-name="T1">№</text:span><text:span text:style-name="T3">3</text:span></text:p>
      <text:p text:style-name="P8">з дисципліни</text:p>
      <text:p text:style-name="P20"><text:span text:style-name="T1">“</text:span><text:span text:style-name="T6"> </text:span><text:span text:style-name="T7">СИСТЕМНЕ ПРОГРАМНЕ ЗАБЕЗПЕЧЕННЯ</text:span><text:span text:style-name="T1">”</text:span></text:p>
      <text:p text:style-name="P22"/>
      <text:p text:style-name="P10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4">Прийняв<text:tab/><text:tab/><text:tab/><text:tab/><text:tab/><text:tab/><text:tab/><text:tab/><text:tab/>Виконав Студент </text:p>
      <text:p text:style-name="P4">доцент кафедри ІПІ<text:tab/><text:tab/><text:tab/><text:tab/><text:tab/><text:tab/><text:tab/><text:span text:style-name="T8">2</text:span> курсу групи ІП-<text:span text:style-name="T9">1</text:span>1 </text:p>
      <text:p text:style-name="P4">Лісовиченко О.І.<text:tab/><text:tab/><text:tab/><text:tab/><text:tab/><text:tab/><text:tab/><text:span text:style-name="T9">Панченко Сергій</text:span></text:p>
      <text:p text:style-name="P3">“...” ............... 20хх р.</text:p>
      <text:p text:style-name="P2"/>
      <text:p text:style-name="P21"><text:span text:style-name="T4">Київ 202</text:span><text:span text:style-name="T5">3</text:span><text:span text:style-name="T4"><text:line-break/></text:span></text:p>
      <text:p text:style-name="P5"><text:soft-page-break/></text:p>
      <text:p text:style-name="P6">Комп’ютерний практикум №<text:span text:style-name="T16">3</text:span></text:p>
      <text:p text:style-name="P6"/>
      <text:p text:style-name="P7">Варіант 1<text:span text:style-name="T16">9</text:span></text:p>
      <text:p text:style-name="P6"/>
      <text:p text:style-name="P6">Тема: засоби обміну даними.</text:p>
      <text:p text:style-name="P6">Завдання:</text:p>
      <text:p text:style-name="P6"/>
      <text:p text:style-name="P6">Написати програму, яка повинна мати наступний функціонал:</text:p>
      <text:p text:style-name="P6">1. Можливість введення користувачем значень x, y, t, a, b за необхідності.</text:p>
      <text:p text:style-name="P6">2. Обчислювати значення функції за введеними значеннями.</text:p>
      <text:p text:style-name="P6">3. Виводити на екран результат обчислень.</text:p>
      <text:p text:style-name="P6">4. Якщо є ділення, то результат дозволяється виводити:</text:p>
      <text:p text:style-name="P6">а) як дійсне число (наприклад: = 1,666667 ) – підвищена складність;</text:p>
      <text:p text:style-name="P6">б) окремо цілу частину та остачу (наприклад: = 1 остача 2 ) – середня складність;</text:p>
      <text:p text:style-name="P6">в) окремо цілу частину та остачу як дріб (наприклад: = 1 ) – середня складність.</text:p>
      <text:p text:style-name="P6">5. Програма повинна мати захист від некоректного введення вхідних даних (символи,</text:p>
      <text:p text:style-name="P6">переповнення, ділення на 0 і т.і.)</text:p>
      <text:p text:style-name="P6"/>
      <text:p text:style-name="P6"/>
      <text:p text:style-name="P23"/>
      <text:p text:style-name="P24">Текст програми:</text:p>
      <text:p text:style-name="P23"/>
      <text:p text:style-name="Preformatted_20_Text">bits 64</text:p>
      <text:p text:style-name="Preformatted_20_Text"/>
      <text:p text:style-name="Preformatted_20_Text">; <text:s text:c="2"/>list of system calls</text:p>
      <text:p text:style-name="Preformatted_20_Text">; <text:s text:c="2"/>https://filippo.io/linux-syscall-table/</text:p>
      <text:p text:style-name="Preformatted_20_Text">SYS_READ <text:s text:c="3"/>equ 0</text:p>
      <text:p text:style-name="Preformatted_20_Text">SYS_WRITE <text:s text:c="2"/>equ 1</text:p>
      <text:p text:style-name="Preformatted_20_Text"/>
      <text:p text:style-name="Preformatted_20_Text">; <text:s text:c="2"/>Descriptors</text:p>
      <text:p text:style-name="Preformatted_20_Text">STDIN <text:s text:c="2"/>equ 0</text:p>
      <text:p text:style-name="Preformatted_20_Text">STDOUT <text:s/>equ 1</text:p>
      <text:p text:style-name="Preformatted_20_Text"/>
      <text:p text:style-name="Preformatted_20_Text">; <text:s text:c="2"/>ASCII characters</text:p>
      <text:p text:style-name="Preformatted_20_Text">NULL_TERMINATOR <text:s text:c="4"/>equ 0</text:p>
      <text:p text:style-name="Preformatted_20_Text">NEW_LINE_CHARACTER <text:s/>equ 10</text:p>
      <text:p text:style-name="Preformatted_20_Text">PLUS_SIGH <text:s text:c="10"/>equ 43</text:p>
      <text:p text:style-name="Preformatted_20_Text">MINUS_SIGN <text:s text:c="9"/>equ 45</text:p>
      <text:p text:style-name="Preformatted_20_Text">PERIOD <text:s text:c="13"/>equ 46</text:p>
      <text:p text:style-name="Preformatted_20_Text">DIGIT_ZERO <text:s text:c="9"/>equ 48</text:p>
      <text:p text:style-name="Preformatted_20_Text">DIGIT_NINE <text:s text:c="9"/>equ 57</text:p>
      <text:p text:style-name="Preformatted_20_Text"/>
      <text:p text:style-name="Preformatted_20_Text">; <text:s text:c="2"/>Other constants</text:p>
      <text:p text:style-name="Preformatted_20_Text">BUFFER_LENGTH <text:s text:c="2"/>equ 10</text:p>
      <text:p text:style-name="Preformatted_20_Text"/>
      <text:p text:style-name="Preformatted_20_Text"/>
      <text:p text:style-name="Preformatted_20_Text">section .data</text:p>
      <text:p text:style-name="Preformatted_20_Text"><text:soft-page-break/>; <text:s text:c="2"/>Errors</text:p>
      <text:p text:style-name="Preformatted_20_Text">error_incorrect_symbol: <text:s text:c="24"/>db <text:s/>"Incorrect symbol in input", NEW_LINE_CHARACTER, 0</text:p>
      <text:p text:style-name="Preformatted_20_Text">error_incorrect_symbol_length: <text:s text:c="17"/>equ $-error_incorrect_symbol</text:p>
      <text:p text:style-name="Preformatted_20_Text">error_sign_character_not_first <text:s text:c="17"/>db <text:s/>"Sign characters must be first", NEW_LINE_CHARACTER, 0</text:p>
      <text:p text:style-name="Preformatted_20_Text">error_sign_character_not_first_length <text:s text:c="10"/>equ $-error_sign_character_not_first</text:p>
      <text:p text:style-name="Preformatted_20_Text">input_a_msg: <text:s text:c="35"/>db <text:s/>"Input a: ", 0</text:p>
      <text:p text:style-name="Preformatted_20_Text">input_b_msg: <text:s text:c="35"/>db <text:s/>"Input b: ", 0</text:p>
      <text:p text:style-name="Preformatted_20_Text">input_x_msg: <text:s text:c="35"/>db <text:s/>"Input x: ", 0</text:p>
      <text:p text:style-name="Preformatted_20_Text">; <text:s text:c="2"/>Buffers</text:p>
      <text:p text:style-name="Preformatted_20_Text">buffer: <text:s text:c="20"/>times BUFFER_LENGTH db <text:s/>0</text:p>
      <text:p text:style-name="Preformatted_20_Text">inputtedLength: <text:s text:c="32"/>dq <text:s/>0</text:p>
      <text:p text:style-name="Preformatted_20_Text"/>
      <text:p text:style-name="Preformatted_20_Text">section .text</text:p>
      <text:p text:style-name="Preformatted_20_Text">global asm_main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asm_main:</text:p>
      <text:p text:style-name="Preformatted_20_Text"><text:s text:c="4"/>push rax</text:p>
      <text:p text:style-name="Preformatted_20_Text"><text:s text:c="4"/>push rdi</text:p>
      <text:p text:style-name="Preformatted_20_Text"><text:s text:c="4"/>push rsi</text:p>
      <text:p text:style-name="Preformatted_20_Text"><text:s text:c="4"/>push rdx</text:p>
      <text:p text:style-name="Preformatted_20_Text"><text:s text:c="4"/>push r8</text:p>
      <text:p text:style-name="Preformatted_20_Text"><text:s text:c="4"/>push r9</text:p>
      <text:p text:style-name="Preformatted_20_Text"/>
      <text:p text:style-name="Preformatted_20_Text"/>
      <text:p text:style-name="Preformatted_20_Text"/>
      <text:p text:style-name="Preformatted_20_Text"><text:s text:c="4"/>mov rax, buffer</text:p>
      <text:p text:style-name="Preformatted_20_Text"><text:s text:c="4"/>mov rdi, BUFFER_LENGTH</text:p>
      <text:p text:style-name="Preformatted_20_Text"/>
      <text:p text:style-name="Preformatted_20_Text"><text:s text:c="4"/>mov rcx, 3</text:p>
      <text:p text:style-name="Preformatted_20_Text"><text:s text:c="4"/>mov r9, 0</text:p>
      <text:p text:style-name="Preformatted_20_Text"><text:s text:c="4"/>.loop:</text:p>
      <text:p text:style-name="Preformatted_20_Text"><text:s text:c="8"/>cmp r9, rcx</text:p>
      <text:p text:style-name="Preformatted_20_Text"><text:s text:c="8"/>jge .OnLoopEnd</text:p>
      <text:p text:style-name="Preformatted_20_Text"><text:s text:c="8"/>call ReadIntoBuffer</text:p>
      <text:p text:style-name="Preformatted_20_Text"><text:s text:c="8"/>call TryConvertStringToInteger</text:p>
      <text:p text:style-name="Preformatted_20_Text"><text:s text:c="8"/>cmp r8, 0</text:p>
      <text:p text:style-name="Preformatted_20_Text"><text:s text:c="8"/>je .End</text:p>
      <text:p text:style-name="Preformatted_20_Text"><text:s text:c="8"/>push rdx</text:p>
      <text:p text:style-name="Preformatted_20_Text"><text:s text:c="8"/>xor rdx, rdx</text:p>
      <text:p text:style-name="Preformatted_20_Text"><text:s text:c="8"/>call ClearBuffer</text:p>
      <text:p text:style-name="Preformatted_20_Text"><text:s text:c="8"/>inc r9</text:p>
      <text:p text:style-name="Preformatted_20_Text"><text:s text:c="8"/>jmp .loop</text:p>
      <text:p text:style-name="Preformatted_20_Text"><text:s text:c="4"/>.OnLoopEnd:</text:p>
      <text:p text:style-name="Preformatted_20_Text"><text:s text:c="8"/>pop rsi</text:p>
      <text:p text:style-name="Preformatted_20_Text"><text:s text:c="8"/>pop rdi</text:p>
      <text:p text:style-name="Preformatted_20_Text"><text:s text:c="8"/>pop rax</text:p>
      <text:p text:style-name="Preformatted_20_Text"/>
      <text:p text:style-name="Preformatted_20_Text"><text:s text:c="4"/>call Function</text:p>
      <text:p text:style-name="Preformatted_20_Text"/>
      <text:p text:style-name="Preformatted_20_Text"/>
      <text:p text:style-name="Preformatted_20_Text"/>
      <text:p text:style-name="Preformatted_20_Text"><text:s text:c="4"/>mov rax, buffer</text:p>
      <text:p text:style-name="Preformatted_20_Text"><text:s text:c="4"/>mov rdi, BUFFER_LENGTH</text:p>
      <text:p text:style-name="Preformatted_20_Text"/>
      <text:p text:style-name="Preformatted_20_Text"><text:s text:c="4"/>mov rsi, r8</text:p>
      <text:p text:style-name="Preformatted_20_Text"><text:s text:c="4"/>mov rdx, r9</text:p>
      <text:p text:style-name="Preformatted_20_Text"><text:s text:c="4"/>mov r8, r10</text:p>
      <text:p text:style-name="Preformatted_20_Text"/>
      <text:p text:style-name="Preformatted_20_Text"><text:soft-page-break/><text:s text:c="4"/>call printFloat</text:p>
      <text:p text:style-name="Preformatted_20_Text"><text:s text:c="4"/>call PrintEndl</text:p>
      <text:p text:style-name="Preformatted_20_Text"/>
      <text:p text:style-name="Preformatted_20_Text"/>
      <text:p text:style-name="Preformatted_20_Text"><text:s text:c="4"/>.End:</text:p>
      <text:p text:style-name="Preformatted_20_Text"><text:s text:c="8"/>pop r9</text:p>
      <text:p text:style-name="Preformatted_20_Text"><text:s text:c="8"/>pop r8</text:p>
      <text:p text:style-name="Preformatted_20_Text"><text:s text:c="8"/>pop rdx</text:p>
      <text:p text:style-name="Preformatted_20_Text"><text:s text:c="8"/>pop rsi</text:p>
      <text:p text:style-name="Preformatted_20_Text"><text:s text:c="8"/>pop rdi</text:p>
      <text:p text:style-name="Preformatted_20_Text"><text:s text:c="8"/>pop rax</text:p>
      <text:p text:style-name="Preformatted_20_Text"><text:s text:c="8"/>ret</text:p>
      <text:p text:style-name="Preformatted_20_Text">printFloat:</text:p>
      <text:p text:style-name="Preformatted_20_Text">; <text:s text:c="5"/>Function printing float;</text:p>
      <text:p text:style-name="Preformatted_20_Text">; <text:s text:c="5"/>bool TryConvertNumberToString(char* buffer, int bufferLength, int whole, int numerator, int denominator, int precision);</text:p>
      <text:p text:style-name="Preformatted_20_Text">; <text:s text:c="5"/>Params:</text:p>
      <text:p text:style-name="Preformatted_20_Text">; <text:s text:c="9"/>rax: <text:s text:c="4"/>char* <text:s text:c="2"/>buffer</text:p>
      <text:p text:style-name="Preformatted_20_Text">; <text:s text:c="9"/>rdi: <text:s text:c="4"/>int <text:s text:c="4"/>bufferLength</text:p>
      <text:p text:style-name="Preformatted_20_Text">; <text:s text:c="9"/>rsi: <text:s text:c="4"/>int <text:s text:c="4"/>whole</text:p>
      <text:p text:style-name="Preformatted_20_Text">; <text:s text:c="9"/>rdx: <text:s text:c="4"/>int <text:s text:c="4"/>numerator</text:p>
      <text:p text:style-name="Preformatted_20_Text">; <text:s text:c="9"/>r8: <text:s text:c="4"/>int <text:s text:c="4"/>denominator</text:p>
      <text:p text:style-name="Preformatted_20_Text">; <text:s text:c="9"/>r9: <text:s text:c="5"/>int <text:s text:c="4"/>precision</text:p>
      <text:p text:style-name="Preformatted_20_Text">; <text:s text:c="5"/>Returns:</text:p>
      <text:p text:style-name="Preformatted_20_Text">; <text:s text:c="10"/>void</text:p>
      <text:p text:style-name="Preformatted_20_Text">; print whole</text:p>
      <text:p text:style-name="Preformatted_20_Text">;int resultWhole = numerator / denominator;</text:p>
      <text:p text:style-name="Preformatted_20_Text">; <text:s/>int resultFractional = numerator % denominator;</text:p>
      <text:p text:style-name="Preformatted_20_Text"/>
      <text:p text:style-name="Preformatted_20_Text">; <text:s/>if (0 &lt; precision) {</text:p>
      <text:p text:style-name="Preformatted_20_Text">; <text:s text:c="3"/>cout &lt;&lt; resultWhole &lt;&lt; '.';</text:p>
      <text:p text:style-name="Preformatted_20_Text"/>
      <text:p text:style-name="Preformatted_20_Text">; <text:s text:c="3"/>for (int i = 0; i &lt; precision; ++i)</text:p>
      <text:p text:style-name="Preformatted_20_Text">; <text:s text:c="3"/>{</text:p>
      <text:p text:style-name="Preformatted_20_Text">; <text:s text:c="5"/>int num = resultFractional * 10;</text:p>
      <text:p text:style-name="Preformatted_20_Text">; <text:s text:c="5"/>resultWhole = num / denominator;</text:p>
      <text:p text:style-name="Preformatted_20_Text">; <text:s text:c="5"/>resultFractional = num % denominator;</text:p>
      <text:p text:style-name="Preformatted_20_Text">; <text:s text:c="5"/>cout &lt;&lt; resultWhole;</text:p>
      <text:p text:style-name="Preformatted_20_Text">; <text:s text:c="3"/>}</text:p>
      <text:p text:style-name="Preformatted_20_Text">; <text:s/>}</text:p>
      <text:p text:style-name="Preformatted_20_Text"/>
      <text:p text:style-name="Preformatted_20_Text"><text:s text:c="4"/>push rcx</text:p>
      <text:p text:style-name="Preformatted_20_Text"><text:s text:c="4"/>push rbx</text:p>
      <text:p text:style-name="Preformatted_20_Text"/>
      <text:p text:style-name="Preformatted_20_Text"><text:s text:c="8"/>push rsi</text:p>
      <text:p text:style-name="Preformatted_20_Text"><text:s text:c="8"/>push rdx</text:p>
      <text:p text:style-name="Preformatted_20_Text"/>
      <text:p text:style-name="Preformatted_20_Text"><text:s text:c="12"/>mov rdx, rsi</text:p>
      <text:p text:style-name="Preformatted_20_Text"><text:s text:c="12"/>call TryConvertNumberToString</text:p>
      <text:p text:style-name="Preformatted_20_Text"><text:s text:c="12"/>mov rdi, rsi</text:p>
      <text:p text:style-name="Preformatted_20_Text"><text:s text:c="12"/>call WriteToConsole</text:p>
      <text:p text:style-name="Preformatted_20_Text"><text:s text:c="12"/>call ClearBuffer</text:p>
      <text:p text:style-name="Preformatted_20_Text"/>
      <text:p text:style-name="Preformatted_20_Text"><text:s text:c="8"/>pop rdx</text:p>
      <text:p text:style-name="Preformatted_20_Text"><text:s text:c="8"/>pop rsi</text:p>
      <text:p text:style-name="Preformatted_20_Text"/>
      <text:p text:style-name="Preformatted_20_Text"><text:s text:c="4"/>cmp rdx, 0</text:p>
      <text:p text:style-name="Preformatted_20_Text"><text:s text:c="4"/>je .End</text:p>
      <text:p text:style-name="Preformatted_20_Text"/>
      <text:p text:style-name="Preformatted_20_Text"><text:s text:c="4"/>call PrintPeriod</text:p>
      <text:p text:style-name="Preformatted_20_Text"/>
      <text:p text:style-name="Preformatted_20_Text"><text:s text:c="4"/>xor rcx, rcx</text:p>
      <text:p text:style-name="Preformatted_20_Text"><text:s text:c="4"/>mov rbx, rdx</text:p>
      <text:p text:style-name="Preformatted_20_Text"/>
      <text:p text:style-name="Preformatted_20_Text"><text:soft-page-break/><text:s text:c="4"/>.loop:</text:p>
      <text:p text:style-name="Preformatted_20_Text"><text:s text:c="8"/>cmp rcx, r9</text:p>
      <text:p text:style-name="Preformatted_20_Text"><text:s text:c="8"/>jge .End</text:p>
      <text:p text:style-name="Preformatted_20_Text"/>
      <text:p text:style-name="Preformatted_20_Text"><text:s text:c="8"/>push rax</text:p>
      <text:p text:style-name="Preformatted_20_Text"><text:s text:c="12"/>mov rax, rbx</text:p>
      <text:p text:style-name="Preformatted_20_Text"><text:s text:c="12"/>mov rbx, 10</text:p>
      <text:p text:style-name="Preformatted_20_Text"><text:s text:c="12"/>imul rbx</text:p>
      <text:p text:style-name="Preformatted_20_Text"><text:s text:c="12"/>mov rbx, rax</text:p>
      <text:p text:style-name="Preformatted_20_Text"><text:s text:c="8"/>pop rax</text:p>
      <text:p text:style-name="Preformatted_20_Text"/>
      <text:p text:style-name="Preformatted_20_Text"/>
      <text:p text:style-name="Preformatted_20_Text"><text:s text:c="8"/>push rdx</text:p>
      <text:p text:style-name="Preformatted_20_Text"><text:s text:c="8"/>push rsi</text:p>
      <text:p text:style-name="Preformatted_20_Text"/>
      <text:p text:style-name="Preformatted_20_Text"><text:s text:c="12"/>push rax</text:p>
      <text:p text:style-name="Preformatted_20_Text"><text:s text:c="16"/>mov rax, rbx</text:p>
      <text:p text:style-name="Preformatted_20_Text"><text:s text:c="16"/>idiv r8</text:p>
      <text:p text:style-name="Preformatted_20_Text"><text:s text:c="16"/>mov rbx, rdx</text:p>
      <text:p text:style-name="Preformatted_20_Text"><text:s text:c="16"/>mov rdx, rax</text:p>
      <text:p text:style-name="Preformatted_20_Text"><text:s text:c="12"/>pop rax</text:p>
      <text:p text:style-name="Preformatted_20_Text"/>
      <text:p text:style-name="Preformatted_20_Text"><text:s text:c="12"/>call TryConvertNumberToString</text:p>
      <text:p text:style-name="Preformatted_20_Text"><text:s text:c="12"/>mov rdi, rsi</text:p>
      <text:p text:style-name="Preformatted_20_Text"><text:s text:c="12"/>call WriteToConsole</text:p>
      <text:p text:style-name="Preformatted_20_Text"><text:s text:c="12"/>call ClearBuffer</text:p>
      <text:p text:style-name="Preformatted_20_Text"/>
      <text:p text:style-name="Preformatted_20_Text"><text:s text:c="8"/>pop rsi</text:p>
      <text:p text:style-name="Preformatted_20_Text"><text:s text:c="8"/>pop rdx</text:p>
      <text:p text:style-name="Preformatted_20_Text"><text:s text:c="8"/>inc rcx</text:p>
      <text:p text:style-name="Preformatted_20_Text"><text:s text:c="8"/>jmp .loop</text:p>
      <text:p text:style-name="Preformatted_20_Text"/>
      <text:p text:style-name="Preformatted_20_Text"><text:s text:c="4"/>.End:</text:p>
      <text:p text:style-name="Preformatted_20_Text"><text:s text:c="8"/>pop rbx</text:p>
      <text:p text:style-name="Preformatted_20_Text"><text:s text:c="8"/>pop rcx</text:p>
      <text:p text:style-name="Preformatted_20_Text"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PrintEndl:</text:p>
      <text:p text:style-name="Preformatted_20_Text">; <text:s text:c="2"/>Function printing enl</text:p>
      <text:p text:style-name="Preformatted_20_Text">; <text:s text:c="2"/>void PrintEndl(char* const buffer);</text:p>
      <text:p text:style-name="Preformatted_20_Text">; <text:s text:c="2"/>Params:</text:p>
      <text:p text:style-name="Preformatted_20_Text">; <text:s text:c="6"/>rax: <text:s text:c="3"/>char* <text:s text:c="2"/>buffer</text:p>
      <text:p text:style-name="Preformatted_20_Text">; <text:s text:c="2"/>Returns:</text:p>
      <text:p text:style-name="Preformatted_20_Text">; <text:s text:c="6"/>void</text:p>
      <text:p text:style-name="Preformatted_20_Text"><text:s text:c="4"/>push rdi</text:p>
      <text:p text:style-name="Preformatted_20_Text"><text:s text:c="4"/>push rbx</text:p>
      <text:p text:style-name="Preformatted_20_Text"><text:s text:c="4"/>mov bl, byte [rax]</text:p>
      <text:p text:style-name="Preformatted_20_Text"/>
      <text:p text:style-name="Preformatted_20_Text"><text:s text:c="4"/>mov byte [rax], NEW_LINE_CHARACTER</text:p>
      <text:p text:style-name="Preformatted_20_Text"><text:s text:c="4"/>mov rdi, 1</text:p>
      <text:p text:style-name="Preformatted_20_Text"/>
      <text:p text:style-name="Preformatted_20_Text"><text:s text:c="4"/>call WriteToConsole</text:p>
      <text:p text:style-name="Preformatted_20_Text"/>
      <text:p text:style-name="Preformatted_20_Text"><text:s text:c="4"/>mov byte [rax], bl</text:p>
      <text:p text:style-name="Preformatted_20_Text"><text:s text:c="4"/>pop rbx</text:p>
      <text:p text:style-name="Preformatted_20_Text"><text:s text:c="4"/>pop rdi</text:p>
      <text:p text:style-name="Preformatted_20_Text"><text:s text:c="4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<text:soft-page-break/>PrintPeriod:</text:p>
      <text:p text:style-name="Preformatted_20_Text">; <text:s text:c="2"/>Function printing enl</text:p>
      <text:p text:style-name="Preformatted_20_Text">; <text:s text:c="2"/>void PrintEndl(char* const buffer);</text:p>
      <text:p text:style-name="Preformatted_20_Text">; <text:s text:c="2"/>Params:</text:p>
      <text:p text:style-name="Preformatted_20_Text">; <text:s text:c="6"/>rax: <text:s text:c="3"/>char* <text:s text:c="2"/>buffer</text:p>
      <text:p text:style-name="Preformatted_20_Text">; <text:s text:c="2"/>Returns:</text:p>
      <text:p text:style-name="Preformatted_20_Text">; <text:s text:c="6"/>void</text:p>
      <text:p text:style-name="Preformatted_20_Text"><text:s text:c="4"/>push rdi</text:p>
      <text:p text:style-name="Preformatted_20_Text"><text:s text:c="4"/>push rbx</text:p>
      <text:p text:style-name="Preformatted_20_Text"><text:s text:c="4"/>mov bl, byte [rax]</text:p>
      <text:p text:style-name="Preformatted_20_Text"/>
      <text:p text:style-name="Preformatted_20_Text"><text:s text:c="4"/>mov byte [rax], PERIOD</text:p>
      <text:p text:style-name="Preformatted_20_Text"><text:s text:c="4"/>mov rdi, 1</text:p>
      <text:p text:style-name="Preformatted_20_Text"/>
      <text:p text:style-name="Preformatted_20_Text"><text:s text:c="4"/>call WriteToConsole</text:p>
      <text:p text:style-name="Preformatted_20_Text"/>
      <text:p text:style-name="Preformatted_20_Text"><text:s text:c="4"/>mov byte [rax], bl</text:p>
      <text:p text:style-name="Preformatted_20_Text"><text:s text:c="4"/>pop rbx</text:p>
      <text:p text:style-name="Preformatted_20_Text"><text:s text:c="4"/>pop rdi</text:p>
      <text:p text:style-name="Preformatted_20_Text"><text:s text:c="4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Function:</text:p>
      <text:p text:style-name="Preformatted_20_Text">; rax - a, rdi - b, rsi - x</text:p>
      <text:p text:style-name="Preformatted_20_Text"><text:s text:c="4"/>push rdx</text:p>
      <text:p text:style-name="Preformatted_20_Text"/>
      <text:p text:style-name="Preformatted_20_Text"><text:s text:c="4"/>xor r8, r8</text:p>
      <text:p text:style-name="Preformatted_20_Text"><text:s text:c="4"/>xor r9, r9</text:p>
      <text:p text:style-name="Preformatted_20_Text"><text:s text:c="4"/>xor r10, r10</text:p>
      <text:p text:style-name="Preformatted_20_Text"/>
      <text:p text:style-name="Preformatted_20_Text"><text:s text:c="4"/>cmp rsi,0</text:p>
      <text:p text:style-name="Preformatted_20_Text"><text:s text:c="4"/>jg .GreaterZero</text:p>
      <text:p text:style-name="Preformatted_20_Text"><text:s text:c="4"/>je .EqualZero</text:p>
      <text:p text:style-name="Preformatted_20_Text"><text:s text:c="8"/>call FunctionCallAMulXSquared</text:p>
      <text:p text:style-name="Preformatted_20_Text"><text:s text:c="8"/>push rax</text:p>
      <text:p text:style-name="Preformatted_20_Text"/>
      <text:p text:style-name="Preformatted_20_Text"><text:s text:c="8"/>xor rdx, rdx</text:p>
      <text:p text:style-name="Preformatted_20_Text"><text:s text:c="8"/>mov rax, rdi</text:p>
      <text:p text:style-name="Preformatted_20_Text"/>
      <text:p text:style-name="Preformatted_20_Text"><text:s text:c="8"/>imul rsi</text:p>
      <text:p text:style-name="Preformatted_20_Text"><text:s text:c="8"/>neg rax</text:p>
      <text:p text:style-name="Preformatted_20_Text"/>
      <text:p text:style-name="Preformatted_20_Text"><text:s text:c="8"/>add r8, rax</text:p>
      <text:p text:style-name="Preformatted_20_Text"/>
      <text:p text:style-name="Preformatted_20_Text"><text:s text:c="8"/>pop rax</text:p>
      <text:p text:style-name="Preformatted_20_Text"><text:s text:c="8"/>jmp .End</text:p>
      <text:p text:style-name="Preformatted_20_Text"/>
      <text:p text:style-name="Preformatted_20_Text"><text:s text:c="4"/>.EqualZero:</text:p>
      <text:p text:style-name="Preformatted_20_Text"><text:s text:c="8"/>push rax</text:p>
      <text:p text:style-name="Preformatted_20_Text"/>
      <text:p text:style-name="Preformatted_20_Text"><text:s text:c="12"/>mov rax, rdi</text:p>
      <text:p text:style-name="Preformatted_20_Text"><text:s text:c="12"/>add rax, rdi</text:p>
      <text:p text:style-name="Preformatted_20_Text"><text:s text:c="12"/>mov r8, rax</text:p>
      <text:p text:style-name="Preformatted_20_Text"/>
      <text:p text:style-name="Preformatted_20_Text"><text:s text:c="8"/>pop rax</text:p>
      <text:p text:style-name="Preformatted_20_Text"><text:s text:c="8"/>add r8, rax</text:p>
      <text:p text:style-name="Preformatted_20_Text"><text:s text:c="8"/>jmp .End</text:p>
      <text:p text:style-name="Preformatted_20_Text"><text:s text:c="4"/>.GreaterZero:</text:p>
      <text:p text:style-name="Preformatted_20_Text"><text:s text:c="8"/>call FunctionCallAMulXSquared</text:p>
      <text:p text:style-name="Preformatted_20_Text"><text:s text:c="8"/>push rax</text:p>
      <text:p text:style-name="Preformatted_20_Text"/>
      <text:p text:style-name="Preformatted_20_Text"><text:s text:c="8"/>xor rdx, rdx</text:p>
      <text:p text:style-name="Preformatted_20_Text"><text:soft-page-break/><text:s text:c="8"/>mov rax, rdi</text:p>
      <text:p text:style-name="Preformatted_20_Text"/>
      <text:p text:style-name="Preformatted_20_Text"><text:s text:c="8"/>idiv rsi</text:p>
      <text:p text:style-name="Preformatted_20_Text"/>
      <text:p text:style-name="Preformatted_20_Text"><text:s text:c="8"/>add r8, rax</text:p>
      <text:p text:style-name="Preformatted_20_Text"><text:s text:c="8"/>mov r9, rdx</text:p>
      <text:p text:style-name="Preformatted_20_Text"><text:s text:c="8"/>mov r10, rsi</text:p>
      <text:p text:style-name="Preformatted_20_Text"/>
      <text:p text:style-name="Preformatted_20_Text"><text:s text:c="8"/>pop rax</text:p>
      <text:p text:style-name="Preformatted_20_Text"><text:s text:c="8"/>jmp .End</text:p>
      <text:p text:style-name="Preformatted_20_Text"/>
      <text:p text:style-name="Preformatted_20_Text"><text:s text:c="4"/>.End:</text:p>
      <text:p text:style-name="Preformatted_20_Text"><text:s text:c="8"/>pop rdx</text:p>
      <text:p text:style-name="Preformatted_20_Text"><text:s text:c="8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FunctionCallAMulXSquared:</text:p>
      <text:p text:style-name="Preformatted_20_Text"><text:s text:c="4"/>push rax</text:p>
      <text:p text:style-name="Preformatted_20_Text"><text:s text:c="4"/>push rdi</text:p>
      <text:p text:style-name="Preformatted_20_Text"><text:s text:c="4"/>push rsi</text:p>
      <text:p text:style-name="Preformatted_20_Text"/>
      <text:p text:style-name="Preformatted_20_Text"><text:s text:c="4"/>; rsi = x^2</text:p>
      <text:p text:style-name="Preformatted_20_Text"><text:s text:c="4"/>mov rax, rsi</text:p>
      <text:p text:style-name="Preformatted_20_Text"><text:s text:c="4"/>mov rdi, 2</text:p>
      <text:p text:style-name="Preformatted_20_Text"><text:s text:c="4"/>call Pow</text:p>
      <text:p text:style-name="Preformatted_20_Text"/>
      <text:p text:style-name="Preformatted_20_Text"><text:s text:c="4"/>mov rdx, rsi</text:p>
      <text:p text:style-name="Preformatted_20_Text"/>
      <text:p text:style-name="Preformatted_20_Text"><text:s text:c="4"/>pop rsi</text:p>
      <text:p text:style-name="Preformatted_20_Text"><text:s text:c="4"/>pop rdi</text:p>
      <text:p text:style-name="Preformatted_20_Text"><text:s text:c="4"/>pop rax</text:p>
      <text:p text:style-name="Preformatted_20_Text"/>
      <text:p text:style-name="Preformatted_20_Text"><text:s text:c="4"/>push rax</text:p>
      <text:p text:style-name="Preformatted_20_Text"><text:s text:c="4"/>push rcx</text:p>
      <text:p text:style-name="Preformatted_20_Text"/>
      <text:p text:style-name="Preformatted_20_Text"><text:s text:c="4"/>mov rcx, rax</text:p>
      <text:p text:style-name="Preformatted_20_Text"><text:s text:c="4"/>mov rax, rdx</text:p>
      <text:p text:style-name="Preformatted_20_Text"><text:s text:c="4"/>imul rcx</text:p>
      <text:p text:style-name="Preformatted_20_Text"><text:s text:c="4"/>mov r8, rax</text:p>
      <text:p text:style-name="Preformatted_20_Text"/>
      <text:p text:style-name="Preformatted_20_Text"><text:s text:c="4"/>pop rcx</text:p>
      <text:p text:style-name="Preformatted_20_Text"><text:s text:c="4"/>pop rax</text:p>
      <text:p text:style-name="Preformatted_20_Text"><text:s text:c="4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ClearBuffer:</text:p>
      <text:p text:style-name="Preformatted_20_Text">; <text:s text:c="2"/>Function clearing buffer</text:p>
      <text:p text:style-name="Preformatted_20_Text">; <text:s text:c="2"/>void ClearBuffer(char* buffer, int length);</text:p>
      <text:p text:style-name="Preformatted_20_Text">; <text:s text:c="2"/>Params:</text:p>
      <text:p text:style-name="Preformatted_20_Text">; <text:s text:c="6"/>rax: <text:s text:c="3"/>char* <text:s text:c="2"/>buffer</text:p>
      <text:p text:style-name="Preformatted_20_Text">; <text:s text:c="6"/>rdi: <text:s text:c="3"/>int <text:s text:c="4"/>length</text:p>
      <text:p text:style-name="Preformatted_20_Text">; <text:s text:c="2"/>Returns:</text:p>
      <text:p text:style-name="Preformatted_20_Text">; <text:s text:c="6"/>void</text:p>
      <text:p text:style-name="Preformatted_20_Text">push rcx</text:p>
      <text:p text:style-name="Preformatted_20_Text">xor rcx, rcx</text:p>
      <text:p text:style-name="Preformatted_20_Text"/>
      <text:p text:style-name="Preformatted_20_Text">.loop:</text:p>
      <text:p text:style-name="Preformatted_20_Text"><text:s text:c="4"/>cmp rcx, rdi</text:p>
      <text:p text:style-name="Preformatted_20_Text"><text:s text:c="4"/>jbe .End</text:p>
      <text:p text:style-name="Preformatted_20_Text"><text:s text:c="4"/>mov byte [rax + rcx], 0</text:p>
      <text:p text:style-name="Preformatted_20_Text"><text:soft-page-break/><text:s text:c="4"/>jmp .loop</text:p>
      <text:p text:style-name="Preformatted_20_Text">.End:</text:p>
      <text:p text:style-name="Preformatted_20_Text">pop rcx</text:p>
      <text:p text:style-name="Preformatted_20_Text"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TryConvertNumberToString:</text:p>
      <text:p text:style-name="Preformatted_20_Text">; <text:s text:c="5"/>Function converting integer to string;</text:p>
      <text:p text:style-name="Preformatted_20_Text">; <text:s text:c="5"/>bool TryConvertNumberToString(char* buffer, int bufferLength, int inputtedLength, int number);</text:p>
      <text:p text:style-name="Preformatted_20_Text">; <text:s text:c="5"/>Params:</text:p>
      <text:p text:style-name="Preformatted_20_Text">; <text:s text:c="9"/>rax: <text:s text:c="3"/>char* <text:s text:c="2"/>buffer</text:p>
      <text:p text:style-name="Preformatted_20_Text">; <text:s text:c="9"/>rdi: <text:s text:c="3"/>int <text:s text:c="4"/>bufferLength</text:p>
      <text:p text:style-name="Preformatted_20_Text">; <text:s text:c="9"/>rsi: <text:s text:c="3"/>int&amp; <text:s text:c="3"/>inputtedLength</text:p>
      <text:p text:style-name="Preformatted_20_Text">; <text:s text:c="9"/>rdx: <text:s text:c="3"/>int <text:s text:c="4"/>number</text:p>
      <text:p text:style-name="Preformatted_20_Text">; <text:s text:c="5"/>Returns:</text:p>
      <text:p text:style-name="Preformatted_20_Text">; <text:s text:c="10"/>r8: <text:s text:c="3"/>bool <text:s text:c="3"/>if true, no error, else throwed error</text:p>
      <text:p text:style-name="Preformatted_20_Text">;</text:p>
      <text:p text:style-name="Preformatted_20_Text"><text:s text:c="4"/>pushf</text:p>
      <text:p text:style-name="Preformatted_20_Text"><text:s text:c="4"/>push rbx</text:p>
      <text:p text:style-name="Preformatted_20_Text"><text:s text:c="4"/>push rcx</text:p>
      <text:p text:style-name="Preformatted_20_Text"><text:s text:c="4"/>push r8</text:p>
      <text:p text:style-name="Preformatted_20_Text"><text:s text:c="4"/>push r9</text:p>
      <text:p text:style-name="Preformatted_20_Text"/>
      <text:p text:style-name="Preformatted_20_Text"><text:s text:c="4"/>xor r9, r9</text:p>
      <text:p text:style-name="Preformatted_20_Text"><text:s text:c="4"/>xor r8, r8</text:p>
      <text:p text:style-name="Preformatted_20_Text"><text:s text:c="4"/>; <text:s text:c="2"/>counter = 0</text:p>
      <text:p text:style-name="Preformatted_20_Text"><text:s text:c="4"/>mov rcx, 0</text:p>
      <text:p text:style-name="Preformatted_20_Text"><text:s text:c="4"/>cmp rdx, 0</text:p>
      <text:p text:style-name="Preformatted_20_Text"><text:s text:c="4"/>jge .ReadingNumbersIntoStack</text:p>
      <text:p text:style-name="Preformatted_20_Text"/>
      <text:p text:style-name="Preformatted_20_Text"><text:s text:c="4"/>.CheckForNegative:</text:p>
      <text:p text:style-name="Preformatted_20_Text"><text:s text:c="8"/>mov r9, 1</text:p>
      <text:p text:style-name="Preformatted_20_Text"><text:s text:c="8"/>neg rdx</text:p>
      <text:p text:style-name="Preformatted_20_Text"><text:s text:c="8"/>mov byte [rax], MINUS_SIGN</text:p>
      <text:p text:style-name="Preformatted_20_Text"/>
      <text:p text:style-name="Preformatted_20_Text"><text:s text:c="4"/>.ReadingNumbersIntoStack:</text:p>
      <text:p text:style-name="Preformatted_20_Text">; <text:s text:c="2"/>The idea behind this is to read number into stack</text:p>
      <text:p text:style-name="Preformatted_20_Text">; <text:s text:c="2"/>For example, 123 into stack like "3","2","1"</text:p>
      <text:p text:style-name="Preformatted_20_Text">; <text:s text:c="2"/>and we counted digits. In this, example count = 3</text:p>
      <text:p text:style-name="Preformatted_20_Text">; <text:s text:c="2"/>so we need to do smth like that:</text:p>
      <text:p text:style-name="Preformatted_20_Text">; <text:s text:c="2"/>while(index&lt;count) {</text:p>
      <text:p text:style-name="Preformatted_20_Text">; <text:s text:c="6"/>pop stack into var</text:p>
      <text:p text:style-name="Preformatted_20_Text">; <text:s text:c="6"/>var = var + ZERO_CODE</text:p>
      <text:p text:style-name="Preformatted_20_Text">; <text:s text:c="6"/>*buffer[index] = var</text:p>
      <text:p text:style-name="Preformatted_20_Text">; <text:s text:c="6"/>++index</text:p>
      <text:p text:style-name="Preformatted_20_Text">; <text:s text:c="2"/>}</text:p>
      <text:p text:style-name="Preformatted_20_Text">; <text:s text:c="6"/>copy value to rbx</text:p>
      <text:p text:style-name="Preformatted_20_Text"><text:s text:c="8"/>mov rbx, rdx</text:p>
      <text:p text:style-name="Preformatted_20_Text"><text:s text:c="8"/>cmp rbx, 0</text:p>
      <text:p text:style-name="Preformatted_20_Text"><text:s text:c="8"/>je .zero</text:p>
      <text:p text:style-name="Preformatted_20_Text"><text:s text:c="8"/>.loop:</text:p>
      <text:p text:style-name="Preformatted_20_Text"><text:s text:c="12"/>cmp rbx, 0</text:p>
      <text:p text:style-name="Preformatted_20_Text"><text:s text:c="12"/>jle .ReadingNumbersFromStackToBuffer</text:p>
      <text:p text:style-name="Preformatted_20_Text"/>
      <text:p text:style-name="Preformatted_20_Text"><text:s text:c="12"/>.ReadDigit:</text:p>
      <text:p text:style-name="Preformatted_20_Text"><text:s text:c="16"/>push rax</text:p>
      <text:p text:style-name="Preformatted_20_Text"><text:s text:c="16"/>push rdx</text:p>
      <text:p text:style-name="Preformatted_20_Text"/>
      <text:p text:style-name="Preformatted_20_Text">; <text:s text:c="14"/>rax_rbx_copy = rbx;</text:p>
      <text:p text:style-name="Preformatted_20_Text"><text:s text:c="16"/>mov rax, rbx</text:p>
      <text:p text:style-name="Preformatted_20_Text">; <text:s text:c="14"/>rdx = 0; rbx = 10</text:p>
      <text:p text:style-name="Preformatted_20_Text"><text:soft-page-break/><text:s text:c="16"/>xor rdx, rdx</text:p>
      <text:p text:style-name="Preformatted_20_Text"><text:s text:c="16"/>mov rbx, 10</text:p>
      <text:p text:style-name="Preformatted_20_Text">; <text:s text:c="14"/>rax_rbx_copy, rdx_remaindex = rax_rbx_copy / rbx</text:p>
      <text:p text:style-name="Preformatted_20_Text"><text:s text:c="16"/>idiv rbx</text:p>
      <text:p text:style-name="Preformatted_20_Text">; <text:s text:c="14"/>r8 = rdx_remainder; rbx = rax_rbx_copy</text:p>
      <text:p text:style-name="Preformatted_20_Text"><text:s text:c="16"/>mov r8, rdx</text:p>
      <text:p text:style-name="Preformatted_20_Text"><text:s text:c="16"/>mov rbx, rax</text:p>
      <text:p text:style-name="Preformatted_20_Text"/>
      <text:p text:style-name="Preformatted_20_Text"><text:s text:c="16"/>pop rdx</text:p>
      <text:p text:style-name="Preformatted_20_Text"><text:s text:c="16"/>pop rax</text:p>
      <text:p text:style-name="Preformatted_20_Text"><text:s text:c="12"/>push r8</text:p>
      <text:p text:style-name="Preformatted_20_Text"><text:s text:c="12"/>inc rcx</text:p>
      <text:p text:style-name="Preformatted_20_Text"><text:s text:c="12"/>jmp .loop</text:p>
      <text:p text:style-name="Preformatted_20_Text"><text:s text:c="8"/>jmp .ReadingNumbersFromStackToBuffer</text:p>
      <text:p text:style-name="Preformatted_20_Text"><text:s text:c="8"/>.zero:</text:p>
      <text:p text:style-name="Preformatted_20_Text"><text:s text:c="12"/>push 0</text:p>
      <text:p text:style-name="Preformatted_20_Text"><text:s text:c="12"/>inc rcx</text:p>
      <text:p text:style-name="Preformatted_20_Text"><text:s text:c="4"/>.ReadingNumbersFromStackToBuffer:</text:p>
      <text:p text:style-name="Preformatted_20_Text"/>
      <text:p text:style-name="Preformatted_20_Text"><text:s text:c="8"/>xor rbx, rbx</text:p>
      <text:p text:style-name="Preformatted_20_Text"><text:s text:c="8"/>xor r8, r8</text:p>
      <text:p text:style-name="Preformatted_20_Text"><text:s text:c="8"/>cmp r9, 0</text:p>
      <text:p text:style-name="Preformatted_20_Text"><text:s text:c="8"/>je .Preparation</text:p>
      <text:p text:style-name="Preformatted_20_Text"><text:s text:c="8"/>.IncrementIfNegative:</text:p>
      <text:p text:style-name="Preformatted_20_Text"><text:s text:c="12"/>inc r8</text:p>
      <text:p text:style-name="Preformatted_20_Text"><text:s text:c="12"/>inc rcx</text:p>
      <text:p text:style-name="Preformatted_20_Text"><text:s text:c="8"/>.Preparation:</text:p>
      <text:p text:style-name="Preformatted_20_Text"><text:s text:c="9"/>mov rsi, rcx</text:p>
      <text:p text:style-name="Preformatted_20_Text"><text:s text:c="8"/>.loop2:</text:p>
      <text:p text:style-name="Preformatted_20_Text"><text:s text:c="12"/>cmp r8, rcx</text:p>
      <text:p text:style-name="Preformatted_20_Text"><text:s text:c="12"/>jge .NoError</text:p>
      <text:p text:style-name="Preformatted_20_Text"/>
      <text:p text:style-name="Preformatted_20_Text"><text:s text:c="12"/>pop rbx</text:p>
      <text:p text:style-name="Preformatted_20_Text"><text:s text:c="12"/>add rbx, DIGIT_ZERO</text:p>
      <text:p text:style-name="Preformatted_20_Text"><text:s text:c="12"/>mov [rax + r8], bl</text:p>
      <text:p text:style-name="Preformatted_20_Text"/>
      <text:p text:style-name="Preformatted_20_Text"><text:s text:c="12"/>inc r8</text:p>
      <text:p text:style-name="Preformatted_20_Text"><text:s text:c="12"/>jmp .loop2</text:p>
      <text:p text:style-name="Preformatted_20_Text"><text:s text:c="4"/>.NoError:</text:p>
      <text:p text:style-name="Preformatted_20_Text"/>
      <text:p text:style-name="Preformatted_20_Text"><text:s text:c="4"/>pop r9</text:p>
      <text:p text:style-name="Preformatted_20_Text"><text:s text:c="4"/>pop r8</text:p>
      <text:p text:style-name="Preformatted_20_Text"><text:s text:c="4"/>pop rcx</text:p>
      <text:p text:style-name="Preformatted_20_Text"><text:s text:c="4"/>pop rbx</text:p>
      <text:p text:style-name="Preformatted_20_Text"><text:s text:c="4"/>popf</text:p>
      <text:p text:style-name="Preformatted_20_Text"><text:s text:c="4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WriteToConsole:</text:p>
      <text:p text:style-name="Preformatted_20_Text">; <text:s text:c="2"/>Function writing string into STDOUT</text:p>
      <text:p text:style-name="Preformatted_20_Text">; <text:s text:c="2"/>void WriteToConsole(char* buffer, int bufferLength)</text:p>
      <text:p text:style-name="Preformatted_20_Text">; <text:s text:c="2"/>Params:</text:p>
      <text:p text:style-name="Preformatted_20_Text">; <text:s text:c="6"/>rax: <text:s text:c="3"/>char* <text:s text:c="2"/>buffer</text:p>
      <text:p text:style-name="Preformatted_20_Text">; <text:s text:c="6"/>rdi: <text:s text:c="3"/>int <text:s text:c="4"/>bufferLength</text:p>
      <text:p text:style-name="Preformatted_20_Text">; <text:s text:c="2"/>Returns:</text:p>
      <text:p text:style-name="Preformatted_20_Text">; <text:s text:c="6"/>void</text:p>
      <text:p text:style-name="Preformatted_20_Text">push rax</text:p>
      <text:p text:style-name="Preformatted_20_Text">push rdi</text:p>
      <text:p text:style-name="Preformatted_20_Text">push rsi</text:p>
      <text:p text:style-name="Preformatted_20_Text">push rdx</text:p>
      <text:p text:style-name="Preformatted_20_Text"/>
      <text:p text:style-name="Preformatted_20_Text">mov rsi, rax</text:p>
      <text:p text:style-name="Preformatted_20_Text"><text:soft-page-break/>mov rdx, rdi</text:p>
      <text:p text:style-name="Preformatted_20_Text">mov rax, SYS_WRITE</text:p>
      <text:p text:style-name="Preformatted_20_Text">mov rdi, STDOUT</text:p>
      <text:p text:style-name="Preformatted_20_Text"/>
      <text:p text:style-name="Preformatted_20_Text">call DoSystemCallNoModify</text:p>
      <text:p text:style-name="Preformatted_20_Text"/>
      <text:p text:style-name="Preformatted_20_Text">pop rdx</text:p>
      <text:p text:style-name="Preformatted_20_Text">pop rsi</text:p>
      <text:p text:style-name="Preformatted_20_Text">pop rdi</text:p>
      <text:p text:style-name="Preformatted_20_Text">pop rax</text:p>
      <text:p text:style-name="Preformatted_20_Text"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ReadIntoBuffer:</text:p>
      <text:p text:style-name="Preformatted_20_Text">; <text:s text:c="2"/>Function reading string into buffer;</text:p>
      <text:p text:style-name="Preformatted_20_Text">; <text:s text:c="2"/>void ReadIntoBuffer(char* buffer, int bufferLength, int* inputtedLength);</text:p>
      <text:p text:style-name="Preformatted_20_Text">; <text:s text:c="2"/>Params:</text:p>
      <text:p text:style-name="Preformatted_20_Text">; <text:s text:c="6"/>rax: <text:s text:c="3"/>char* <text:s text:c="2"/>buffer</text:p>
      <text:p text:style-name="Preformatted_20_Text">; <text:s text:c="6"/>rdi: <text:s text:c="3"/>int <text:s text:c="4"/>bufferLength</text:p>
      <text:p text:style-name="Preformatted_20_Text">; <text:s text:c="6"/>rsi: <text:s text:c="3"/>int&amp; <text:s text:c="3"/>inputtedLength</text:p>
      <text:p text:style-name="Preformatted_20_Text">; <text:s text:c="2"/>Returns:</text:p>
      <text:p text:style-name="Preformatted_20_Text">; <text:s text:c="6"/>void</text:p>
      <text:p text:style-name="Preformatted_20_Text"><text:s text:c="4"/>push rax</text:p>
      <text:p text:style-name="Preformatted_20_Text"><text:s text:c="4"/>push rdi</text:p>
      <text:p text:style-name="Preformatted_20_Text"><text:s text:c="4"/>push rdx</text:p>
      <text:p text:style-name="Preformatted_20_Text"><text:s text:c="4"/>push r8</text:p>
      <text:p text:style-name="Preformatted_20_Text"/>
      <text:p text:style-name="Preformatted_20_Text"><text:s text:c="4"/>mov r8, rsi</text:p>
      <text:p text:style-name="Preformatted_20_Text"/>
      <text:p text:style-name="Preformatted_20_Text"/>
      <text:p text:style-name="Preformatted_20_Text"><text:s text:c="4"/>mov rsi, rax</text:p>
      <text:p text:style-name="Preformatted_20_Text"><text:s text:c="4"/>mov rdx, rdi</text:p>
      <text:p text:style-name="Preformatted_20_Text"><text:s text:c="4"/>mov rax, SYS_READ</text:p>
      <text:p text:style-name="Preformatted_20_Text"><text:s text:c="4"/>mov rdi, STDIN</text:p>
      <text:p text:style-name="Preformatted_20_Text"/>
      <text:p text:style-name="Preformatted_20_Text"><text:s text:c="4"/>call DoSystemCallNoModify</text:p>
      <text:p text:style-name="Preformatted_20_Text"/>
      <text:p text:style-name="Preformatted_20_Text"><text:s text:c="4"/>.End:</text:p>
      <text:p text:style-name="Preformatted_20_Text"><text:s text:c="4"/>mov rsi, rax</text:p>
      <text:p text:style-name="Preformatted_20_Text"/>
      <text:p text:style-name="Preformatted_20_Text"><text:s text:c="4"/>pop r8</text:p>
      <text:p text:style-name="Preformatted_20_Text"><text:s text:c="4"/>pop rdx</text:p>
      <text:p text:style-name="Preformatted_20_Text"><text:s text:c="4"/>pop rdi</text:p>
      <text:p text:style-name="Preformatted_20_Text"><text:s text:c="4"/>pop rax</text:p>
      <text:p text:style-name="Preformatted_20_Text"><text:s text:c="4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DoSystemCallNoModify:</text:p>
      <text:p text:style-name="Preformatted_20_Text">; <text:s text:c="2"/>Function doing system call without</text:p>
      <text:p text:style-name="Preformatted_20_Text">; <text:s text:c="2"/>modifying rcx and r11 registers after the call.</text:p>
      <text:p text:style-name="Preformatted_20_Text">; <text:s text:c="2"/>type(rax) sys_call(rax, rdi, rsi, rdx, r8, r9...);</text:p>
      <text:p text:style-name="Preformatted_20_Text">; <text:s text:c="2"/>The reason behind this function is that in x64 NASM</text:p>
      <text:p text:style-name="Preformatted_20_Text">; <text:s text:c="2"/>system call neither stores nor loads any registers</text:p>
      <text:p text:style-name="Preformatted_20_Text">; <text:s text:c="2"/>it just uses and modifies them.</text:p>
      <text:p text:style-name="Preformatted_20_Text"/>
      <text:p text:style-name="Preformatted_20_Text">; <text:s text:c="2"/>https://stackoverflow.com/questions/47983371/why-do-x86-64-linux-system-calls-modify-rcx-and-what-does-the-value-mean</text:p>
      <text:p text:style-name="Preformatted_20_Text">; <text:s text:c="2"/>http://www.int80h.org/bsdasm/#system-calls</text:p>
      <text:p text:style-name="Preformatted_20_Text">; <text:s text:c="2"/>https://docs.freebsd.org/en/books/developers-handbook/x86/#x86-system-calls</text:p>
      <text:p text:style-name="Preformatted_20_Text"><text:s text:c="4"/>pushf</text:p>
      <text:p text:style-name="Preformatted_20_Text"><text:soft-page-break/><text:s text:c="4"/>push rcx</text:p>
      <text:p text:style-name="Preformatted_20_Text"><text:s text:c="4"/>push r11</text:p>
      <text:p text:style-name="Preformatted_20_Text"><text:s text:c="4"/>syscall</text:p>
      <text:p text:style-name="Preformatted_20_Text"><text:s text:c="4"/>pop r11</text:p>
      <text:p text:style-name="Preformatted_20_Text"><text:s text:c="4"/>pop rcx</text:p>
      <text:p text:style-name="Preformatted_20_Text"><text:s text:c="4"/>popf</text:p>
      <text:p text:style-name="Preformatted_20_Text"><text:s text:c="4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TryConvertStringToInteger:</text:p>
      <text:p text:style-name="Preformatted_20_Text">; <text:s text:c="2"/>Function converting string to integer;</text:p>
      <text:p text:style-name="Preformatted_20_Text">; <text:s text:c="2"/>bool TryConvertStringToInteger(char* buffer, int bufferLength, int inputtedLength, int* number);</text:p>
      <text:p text:style-name="Preformatted_20_Text">; <text:s text:c="2"/>Params:</text:p>
      <text:p text:style-name="Preformatted_20_Text">; <text:s text:c="6"/>rax: <text:s text:c="3"/>char* <text:s text:c="2"/>buffer</text:p>
      <text:p text:style-name="Preformatted_20_Text">; <text:s text:c="6"/>rdi: <text:s text:c="3"/>int <text:s text:c="4"/>bufferLength</text:p>
      <text:p text:style-name="Preformatted_20_Text">; <text:s text:c="6"/>rsi: <text:s text:c="3"/>int <text:s text:c="4"/>inputtedLength</text:p>
      <text:p text:style-name="Preformatted_20_Text">; <text:s text:c="6"/>rdx: <text:s text:c="3"/>int&amp; <text:s text:c="3"/>number</text:p>
      <text:p text:style-name="Preformatted_20_Text">; <text:s text:c="2"/>Returns:</text:p>
      <text:p text:style-name="Preformatted_20_Text">; <text:s text:c="7"/>r8: <text:s text:c="3"/>bool <text:s text:c="3"/>if true, no error, else throwed error</text:p>
      <text:p text:style-name="Preformatted_20_Text">;</text:p>
      <text:p text:style-name="Preformatted_20_Text"><text:s text:c="4"/>pushf</text:p>
      <text:p text:style-name="Preformatted_20_Text"><text:s text:c="4"/>push rbx</text:p>
      <text:p text:style-name="Preformatted_20_Text"><text:s text:c="4"/>push rcx</text:p>
      <text:p text:style-name="Preformatted_20_Text"><text:s text:c="4"/>push r9</text:p>
      <text:p text:style-name="Preformatted_20_Text"><text:s text:c="4"/>push r10</text:p>
      <text:p text:style-name="Preformatted_20_Text"/>
      <text:p text:style-name="Preformatted_20_Text"><text:s text:c="4"/>xor r10, r10</text:p>
      <text:p text:style-name="Preformatted_20_Text"><text:s text:c="4"/>xor r9, r9</text:p>
      <text:p text:style-name="Preformatted_20_Text"><text:s text:c="4"/>mov rdx, 0</text:p>
      <text:p text:style-name="Preformatted_20_Text"><text:s text:c="4"/>mov rcx, rsi</text:p>
      <text:p text:style-name="Preformatted_20_Text"><text:s text:c="4"/>xor rbx, rbx</text:p>
      <text:p text:style-name="Preformatted_20_Text"><text:s text:c="4"/>xor r8, r8</text:p>
      <text:p text:style-name="Preformatted_20_Text"/>
      <text:p text:style-name="Preformatted_20_Text"><text:s text:c="4"/>dec rcx</text:p>
      <text:p text:style-name="Preformatted_20_Text"><text:s text:c="4"/>cmp byte [rax + rcx], NEW_LINE_CHARACTER</text:p>
      <text:p text:style-name="Preformatted_20_Text"><text:s text:c="4"/>jne .loop</text:p>
      <text:p text:style-name="Preformatted_20_Text"><text:s text:c="4"/>dec rcx</text:p>
      <text:p text:style-name="Preformatted_20_Text"/>
      <text:p text:style-name="Preformatted_20_Text"><text:s text:c="4"/>.loop:</text:p>
      <text:p text:style-name="Preformatted_20_Text"><text:s text:c="8"/>cmp rcx, 0</text:p>
      <text:p text:style-name="Preformatted_20_Text"><text:s text:c="8"/>jl .NoError</text:p>
      <text:p text:style-name="Preformatted_20_Text"/>
      <text:p text:style-name="Preformatted_20_Text"><text:s text:c="8"/>mov bl, byte [rax + r9]</text:p>
      <text:p text:style-name="Preformatted_20_Text"><text:s text:c="8"/>.IsNewLineCharacter:</text:p>
      <text:p text:style-name="Preformatted_20_Text"><text:s text:c="12"/>cmp bl, NEW_LINE_CHARACTER</text:p>
      <text:p text:style-name="Preformatted_20_Text"><text:s text:c="12"/>je .NoError</text:p>
      <text:p text:style-name="Preformatted_20_Text"><text:s text:c="8"/>.CheckForSigns:</text:p>
      <text:p text:style-name="Preformatted_20_Text"><text:s text:c="12"/>.IsPlusCharacter:</text:p>
      <text:p text:style-name="Preformatted_20_Text"><text:s text:c="16"/>cmp bl, PLUS_SIGH</text:p>
      <text:p text:style-name="Preformatted_20_Text"><text:s text:c="16"/>je .CheckForSignBeingFirst</text:p>
      <text:p text:style-name="Preformatted_20_Text"><text:s text:c="12"/>.IsMinusCharacter:</text:p>
      <text:p text:style-name="Preformatted_20_Text"><text:s text:c="16"/>cmp bl, MINUS_SIGN</text:p>
      <text:p text:style-name="Preformatted_20_Text"><text:s text:c="16"/>je .OnEqualMinus</text:p>
      <text:p text:style-name="Preformatted_20_Text"><text:s text:c="12"/>jmp .CallIsDigit</text:p>
      <text:p text:style-name="Preformatted_20_Text"><text:s text:c="12"/>.OnEqualMinus:</text:p>
      <text:p text:style-name="Preformatted_20_Text"><text:s text:c="16"/>mov r10, 1</text:p>
      <text:p text:style-name="Preformatted_20_Text"><text:s text:c="12"/>.CheckForSignBeingFirst:</text:p>
      <text:p text:style-name="Preformatted_20_Text"><text:s text:c="16"/>cmp r9, 0</text:p>
      <text:p text:style-name="Preformatted_20_Text"><text:s text:c="16"/>jne .ErrorSignNotFirst</text:p>
      <text:p text:style-name="Preformatted_20_Text"><text:s text:c="12"/>jmp .OnIterationEnd</text:p>
      <text:p text:style-name="Preformatted_20_Text"/>
      <text:p text:style-name="Preformatted_20_Text"><text:soft-page-break/><text:s text:c="8"/>.CallIsDigit</text:p>
      <text:p text:style-name="Preformatted_20_Text"><text:s text:c="12"/>push rax</text:p>
      <text:p text:style-name="Preformatted_20_Text"><text:s text:c="12"/>push rdi</text:p>
      <text:p text:style-name="Preformatted_20_Text"/>
      <text:p text:style-name="Preformatted_20_Text"><text:s text:c="12"/>xor rax, rax</text:p>
      <text:p text:style-name="Preformatted_20_Text"><text:s text:c="12"/>mov al, bl</text:p>
      <text:p text:style-name="Preformatted_20_Text"><text:s text:c="12"/>call IsDigit</text:p>
      <text:p text:style-name="Preformatted_20_Text"><text:s text:c="12"/>mov r8, rdi</text:p>
      <text:p text:style-name="Preformatted_20_Text"/>
      <text:p text:style-name="Preformatted_20_Text"><text:s text:c="12"/>pop rdi</text:p>
      <text:p text:style-name="Preformatted_20_Text"><text:s text:c="12"/>pop rax</text:p>
      <text:p text:style-name="Preformatted_20_Text"/>
      <text:p text:style-name="Preformatted_20_Text"><text:s text:c="8"/>cmp r8, 0</text:p>
      <text:p text:style-name="Preformatted_20_Text"><text:s text:c="8"/>je .ErrorIncorrectSymbol</text:p>
      <text:p text:style-name="Preformatted_20_Text"><text:s text:c="8"/>sub bl, DIGIT_ZERO</text:p>
      <text:p text:style-name="Preformatted_20_Text"/>
      <text:p text:style-name="Preformatted_20_Text"><text:s text:c="8"/>.CallPow</text:p>
      <text:p text:style-name="Preformatted_20_Text"><text:s text:c="12"/>push rax</text:p>
      <text:p text:style-name="Preformatted_20_Text"><text:s text:c="12"/>push rdi</text:p>
      <text:p text:style-name="Preformatted_20_Text"><text:s text:c="12"/>push rsi</text:p>
      <text:p text:style-name="Preformatted_20_Text"/>
      <text:p text:style-name="Preformatted_20_Text"><text:s text:c="12"/>mov rax, 10</text:p>
      <text:p text:style-name="Preformatted_20_Text"><text:s text:c="12"/>mov rdi, rcx</text:p>
      <text:p text:style-name="Preformatted_20_Text"><text:s text:c="12"/>call Pow</text:p>
      <text:p text:style-name="Preformatted_20_Text"/>
      <text:p text:style-name="Preformatted_20_Text"><text:s text:c="12"/>imul rsi, rbx</text:p>
      <text:p text:style-name="Preformatted_20_Text"><text:s text:c="12"/>mov rdi, rdx</text:p>
      <text:p text:style-name="Preformatted_20_Text"><text:s text:c="12"/>add rdi, rsi</text:p>
      <text:p text:style-name="Preformatted_20_Text"><text:s text:c="12"/>mov rdx, rdi</text:p>
      <text:p text:style-name="Preformatted_20_Text"/>
      <text:p text:style-name="Preformatted_20_Text"><text:s text:c="12"/>pop rsi</text:p>
      <text:p text:style-name="Preformatted_20_Text"><text:s text:c="12"/>pop rdi</text:p>
      <text:p text:style-name="Preformatted_20_Text"><text:s text:c="12"/>pop rax</text:p>
      <text:p text:style-name="Preformatted_20_Text"><text:s text:c="8"/>; <text:s text:c="2"/>whole_digit = digit*(10^counter)</text:p>
      <text:p text:style-name="Preformatted_20_Text"><text:s text:c="8"/>.OnIterationEnd:</text:p>
      <text:p text:style-name="Preformatted_20_Text"><text:s text:c="8"/>dec rcx</text:p>
      <text:p text:style-name="Preformatted_20_Text"><text:s text:c="8"/>inc r9</text:p>
      <text:p text:style-name="Preformatted_20_Text"><text:s text:c="8"/>jmp .loop</text:p>
      <text:p text:style-name="Preformatted_20_Text"><text:s text:c="4"/>.ErrorSignNotFirst:</text:p>
      <text:p text:style-name="Preformatted_20_Text"><text:s text:c="8"/>mov r8, 0</text:p>
      <text:p text:style-name="Preformatted_20_Text"/>
      <text:p text:style-name="Preformatted_20_Text"><text:s text:c="8"/>push rax</text:p>
      <text:p text:style-name="Preformatted_20_Text"><text:s text:c="8"/>push rdi</text:p>
      <text:p text:style-name="Preformatted_20_Text"/>
      <text:p text:style-name="Preformatted_20_Text"><text:s text:c="8"/>mov rax, error_sign_character_not_first</text:p>
      <text:p text:style-name="Preformatted_20_Text"><text:s text:c="8"/>mov rdi, error_sign_character_not_first_length</text:p>
      <text:p text:style-name="Preformatted_20_Text"><text:s text:c="8"/>call WriteToConsole</text:p>
      <text:p text:style-name="Preformatted_20_Text"/>
      <text:p text:style-name="Preformatted_20_Text"><text:s text:c="8"/>pop rdi</text:p>
      <text:p text:style-name="Preformatted_20_Text"><text:s text:c="8"/>pop rax</text:p>
      <text:p text:style-name="Preformatted_20_Text"/>
      <text:p text:style-name="Preformatted_20_Text"><text:s text:c="8"/>jmp .End</text:p>
      <text:p text:style-name="Preformatted_20_Text"><text:s text:c="4"/>.ErrorIncorrectSymbol</text:p>
      <text:p text:style-name="Preformatted_20_Text"><text:s text:c="8"/>; <text:s text:c="2"/>print error message</text:p>
      <text:p text:style-name="Preformatted_20_Text"><text:s text:c="8"/>mov r8, 0</text:p>
      <text:p text:style-name="Preformatted_20_Text"/>
      <text:p text:style-name="Preformatted_20_Text"><text:s text:c="8"/>push rax</text:p>
      <text:p text:style-name="Preformatted_20_Text"><text:s text:c="8"/>push rdi</text:p>
      <text:p text:style-name="Preformatted_20_Text"/>
      <text:p text:style-name="Preformatted_20_Text"><text:s text:c="8"/>mov rax, error_incorrect_symbol</text:p>
      <text:p text:style-name="Preformatted_20_Text"><text:s text:c="8"/>mov rdi, error_incorrect_symbol_length</text:p>
      <text:p text:style-name="Preformatted_20_Text"><text:s text:c="8"/>call WriteToConsole</text:p>
      <text:p text:style-name="Preformatted_20_Text"/>
      <text:p text:style-name="Preformatted_20_Text"><text:s text:c="8"/>pop rdi</text:p>
      <text:p text:style-name="Preformatted_20_Text"><text:soft-page-break/><text:s text:c="8"/>pop rax</text:p>
      <text:p text:style-name="Preformatted_20_Text"/>
      <text:p text:style-name="Preformatted_20_Text"><text:s text:c="8"/>jmp .End</text:p>
      <text:p text:style-name="Preformatted_20_Text"><text:s text:c="4"/>.NoError:</text:p>
      <text:p text:style-name="Preformatted_20_Text"><text:s text:c="8"/>cmp r10, 1</text:p>
      <text:p text:style-name="Preformatted_20_Text"><text:s text:c="8"/>jne .GeneralNoError</text:p>
      <text:p text:style-name="Preformatted_20_Text"><text:s text:c="8"/>push rax</text:p>
      <text:p text:style-name="Preformatted_20_Text"/>
      <text:p text:style-name="Preformatted_20_Text"><text:s text:c="8"/>mov rax, rdx</text:p>
      <text:p text:style-name="Preformatted_20_Text"><text:s text:c="8"/>neg rax</text:p>
      <text:p text:style-name="Preformatted_20_Text"><text:s text:c="8"/>mov rdx, rax</text:p>
      <text:p text:style-name="Preformatted_20_Text"/>
      <text:p text:style-name="Preformatted_20_Text"><text:s text:c="8"/>pop rax</text:p>
      <text:p text:style-name="Preformatted_20_Text"><text:s text:c="8"/>.GeneralNoError:</text:p>
      <text:p text:style-name="Preformatted_20_Text"><text:s text:c="12"/>mov r8, 1</text:p>
      <text:p text:style-name="Preformatted_20_Text"><text:s text:c="12"/>jmp .End</text:p>
      <text:p text:style-name="Preformatted_20_Text"><text:s text:c="4"/>.End:</text:p>
      <text:p text:style-name="Preformatted_20_Text"/>
      <text:p text:style-name="Preformatted_20_Text"><text:s text:c="4"/>pop r10</text:p>
      <text:p text:style-name="Preformatted_20_Text"><text:s text:c="4"/>pop r9</text:p>
      <text:p text:style-name="Preformatted_20_Text"><text:s text:c="4"/>pop rcx</text:p>
      <text:p text:style-name="Preformatted_20_Text"><text:s text:c="4"/>pop rbx</text:p>
      <text:p text:style-name="Preformatted_20_Text"><text:s text:c="4"/>popf</text:p>
      <text:p text:style-name="Preformatted_20_Text"><text:s text:c="4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IsDigit:</text:p>
      <text:p text:style-name="Preformatted_20_Text">; <text:s text:c="2"/>Function checking whether byte value</text:p>
      <text:p text:style-name="Preformatted_20_Text">; <text:s text:c="2"/>is in digit codes range</text:p>
      <text:p text:style-name="Preformatted_20_Text">; <text:s text:c="2"/>bool IsDigit(char c);</text:p>
      <text:p text:style-name="Preformatted_20_Text">; <text:s text:c="2"/>Params:</text:p>
      <text:p text:style-name="Preformatted_20_Text">; <text:s text:c="6"/>rax: <text:s text:c="3"/>char <text:s text:c="3"/>c</text:p>
      <text:p text:style-name="Preformatted_20_Text">; <text:s text:c="2"/>Returns:</text:p>
      <text:p text:style-name="Preformatted_20_Text">; <text:s text:c="6"/>rdi: <text:s text:c="3"/>bool <text:s text:c="3"/>if true, then it is digit, else not</text:p>
      <text:p text:style-name="Preformatted_20_Text"><text:s text:c="4"/>pushf</text:p>
      <text:p text:style-name="Preformatted_20_Text"><text:s text:c="4"/>cmp al, DIGIT_ZERO</text:p>
      <text:p text:style-name="Preformatted_20_Text"><text:s text:c="4"/>jl .False</text:p>
      <text:p text:style-name="Preformatted_20_Text"><text:s text:c="4"/>cmp al, DIGIT_NINE</text:p>
      <text:p text:style-name="Preformatted_20_Text"><text:s text:c="4"/>jg .False</text:p>
      <text:p text:style-name="Preformatted_20_Text"><text:s text:c="4"/>jmp .True</text:p>
      <text:p text:style-name="Preformatted_20_Text"><text:s text:c="4"/>.False:</text:p>
      <text:p text:style-name="Preformatted_20_Text"><text:s text:c="8"/>mov rdi, 0</text:p>
      <text:p text:style-name="Preformatted_20_Text"><text:s text:c="8"/>jmp .End</text:p>
      <text:p text:style-name="Preformatted_20_Text"><text:s text:c="4"/>.True:</text:p>
      <text:p text:style-name="Preformatted_20_Text"><text:s text:c="8"/>mov rdi, 1</text:p>
      <text:p text:style-name="Preformatted_20_Text"><text:s text:c="8"/>jmp .End</text:p>
      <text:p text:style-name="Preformatted_20_Text"><text:s text:c="4"/>.End:</text:p>
      <text:p text:style-name="Preformatted_20_Text"><text:s text:c="4"/>popf</text:p>
      <text:p text:style-name="Preformatted_20_Text"><text:s text:c="4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Pow:</text:p>
      <text:p text:style-name="Preformatted_20_Text">; <text:s text:c="2"/>Function powing number to a certain degree.</text:p>
      <text:p text:style-name="Preformatted_20_Text">; <text:s text:c="2"/>Params:</text:p>
      <text:p text:style-name="Preformatted_20_Text">; <text:s text:c="6"/>rax: <text:s text:c="3"/>int number</text:p>
      <text:p text:style-name="Preformatted_20_Text">; <text:s text:c="6"/>rdi: <text:s text:c="3"/>int degree</text:p>
      <text:p text:style-name="Preformatted_20_Text">; <text:s text:c="2"/>Returns:</text:p>
      <text:p text:style-name="Preformatted_20_Text">; <text:s text:c="6"/>rsi: <text:s text:c="3"/>Powed number</text:p>
      <text:p text:style-name="Preformatted_20_Text">pushf</text:p>
      <text:p text:style-name="Preformatted_20_Text">push rcx</text:p>
      <text:p text:style-name="Preformatted_20_Text"><text:soft-page-break/></text:p>
      <text:p text:style-name="Preformatted_20_Text">mov rsi, 1</text:p>
      <text:p text:style-name="Preformatted_20_Text">xor rcx, rcx</text:p>
      <text:p text:style-name="Preformatted_20_Text"/>
      <text:p text:style-name="Preformatted_20_Text">.loop:</text:p>
      <text:p text:style-name="Preformatted_20_Text"><text:s text:c="4"/>cmp rcx, rdi</text:p>
      <text:p text:style-name="Preformatted_20_Text"><text:s text:c="4"/>jge .End</text:p>
      <text:p text:style-name="Preformatted_20_Text"/>
      <text:p text:style-name="Preformatted_20_Text"><text:s text:c="4"/>imul rsi, rax</text:p>
      <text:p text:style-name="Preformatted_20_Text"><text:s text:c="4"/>inc rcx</text:p>
      <text:p text:style-name="Preformatted_20_Text"/>
      <text:p text:style-name="Preformatted_20_Text"><text:s text:c="4"/>jmp .loop</text:p>
      <text:p text:style-name="Preformatted_20_Text">.End:</text:p>
      <text:p text:style-name="Preformatted_20_Text">pop rcx</text:p>
      <text:p text:style-name="Preformatted_20_Text">popf</text:p>
      <text:p text:style-name="Preformatted_20_Text">ret</text:p>
      <text:p text:style-name="Preformatted_20_Text"/>
      <text:p text:style-name="P19">Приклад виконання</text:p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Standard" style:class="chapter">
      <loext:graphic-properties draw:fill="solid" draw:fill-color="#ffffff"/>
      <style:paragraph-properties fo:text-align="center" style:justify-single-word="false" fo:background-color="#ffffff"/>
      <style:text-properties fo:language="uk" fo:country="UA" fo:font-weight="bold" style:font-weight-asian="bold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16:32:00.685197518</meta:creation-date>
    <meta:generator>LibreOffice/7.3.7.2$Linux_X86_64 LibreOffice_project/30$Build-2</meta:generator>
    <dc:date>2023-02-18T10:28:54.607876850</dc:date>
    <meta:editing-duration>PT12H46M24S</meta:editing-duration>
    <meta:editing-cycles>22</meta:editing-cycles>
    <meta:document-statistic meta:table-count="0" meta:image-count="0" meta:object-count="0" meta:page-count="14" meta:paragraph-count="632" meta:word-count="1779" meta:character-count="16023" meta:non-whitespace-character-count="11024"/>
  </office:meta>
</office:document-meta>
</file>